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5">
            <text:p>Tallinn-05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040.0">
            <text:p>104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73">
            <text:p>2.73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4">
            <text:p>Tallinn-04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8990.0">
            <text:p>8990.0</text:p>
          </table:table-cell>
          <table:table-cell office:value-type="float" office:value="105.0">
            <text:p>105.0</text:p>
          </table:table-cell>
          <table:table-cell office:value-type="string" office:value="lagoon onset">
            <text:p>lagoon onse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35401">
            <text:p>Poz-3540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450.0">
            <text:p>4450.0</text:p>
          </table:table-cell>
          <table:table-cell office:value-type="float" office:value="40.0">
            <text:p>40.0</text:p>
          </table:table-cell>
          <table:table-cell office:value-type="string" office:value="wild boar bones in cult layer">
            <text:p>wild boar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LougasTomek2013,MuruEtal2017,RosentauEtal2021">
            <text:p>LougasTomek2013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2">
            <text:p>Tallinn-02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150.0">
            <text:p>61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67">
            <text:p>Poz-24267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7420.0">
            <text:p>742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15">
            <text:p>18.15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46">
            <text:p>Poz-24246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8040.0">
            <text:p>804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0">
            <text:p>18.0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51453">
            <text:p>Poz-51453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Beta-409161">
            <text:p>Beta-40916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240.0">
            <text:p>4240.0</text:p>
          </table:table-cell>
          <table:table-cell office:value-type="float" office:value="30.0">
            <text:p>30.0</text:p>
          </table:table-cell>
          <table:table-cell office:value-type="string" office:value="elk bones in cult layer">
            <text:p>elk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uruEtal2017,RosentauEtal2021">
            <text:p>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Beta-409162">
            <text:p>Beta-409162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340.0">
            <text:p>4340.0</text:p>
          </table:table-cell>
          <table:table-cell office:value-type="float" office:value="30.0">
            <text:p>30.0</text:p>
          </table:table-cell>
          <table:table-cell office:value-type="string" office:value="elk bones in cult layer">
            <text:p>elk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uruEtal2017,RosentauEtal2021">
            <text:p>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51454">
            <text:p>Poz-51454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270.0">
            <text:p>127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5">
            <text:p>-1.5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45">
            <text:p>Poz-24245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240.0">
            <text:p>624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33">
            <text:p>18.3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3">
            <text:p>Tallinn-03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810.0">
            <text:p>6810.0</text:p>
          </table:table-cell>
          <table:table-cell office:value-type="float" office:value="105.0">
            <text:p>10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3037">
            <text:p>Tln-3037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5210.0">
            <text:p>52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6">
            <text:p>18.46</text:p>
          </table:table-cell>
          <table:table-cell office:value-type="float" office:value="0.5410175597889593">
            <text:p>0.5410175597889593</text:p>
          </table:table-cell>
          <table:table-cell office:value-type="float" office:value="0.5395368384086483">
            <text:p>0.5395368384086483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49185">
            <text:p>Poz-49185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900.0">
            <text:p>190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Ua-2390">
            <text:p>Ua-2390</text:p>
          </table:table-cell>
          <table:table-cell office:value-type="float" office:value="59.44">
            <text:p>59.44</text:p>
          </table:table-cell>
          <table:table-cell office:value-type="float" office:value="25.0">
            <text:p>25.0</text:p>
          </table:table-cell>
          <table:table-cell office:value-type="float" office:value="9490.0">
            <text:p>949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98">
            <text:p>25.98</text:p>
          </table:table-cell>
          <table:table-cell office:value-type="float" office:value="0.5169139193328034">
            <text:p>0.5169139193328034</text:p>
          </table:table-cell>
          <table:table-cell office:value-type="float" office:value="0.5002999100539596">
            <text:p>0.5002999100539596</text:p>
          </table:table-cell>
          <table:table-cell office:value-type="string" office:value="Veski1998,MuruEtal2017,RosentauEtal2021">
            <text:p>Veski1998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allinn-01">
            <text:p>Tallinn-0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7450.0">
            <text:p>7450.0</text:p>
          </table:table-cell>
          <table:table-cell office:value-type="float" office:value="325.0">
            <text:p>325.0</text:p>
          </table:table-cell>
          <table:table-cell office:value-type="string" office:value="highest Litorina Sea shoreline">
            <text:p>highest Litorina Sea shorelin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73">
            <text:p>21.7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MuruEtal2017,RosentauEtal2021">
            <text:p>SaarseEtal2003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71">
            <text:p>Tln-2371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640.0">
            <text:p>96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66">
            <text:p>28.6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70">
            <text:p>Tln-2370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330.0">
            <text:p>93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76">
            <text:p>28.7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49">
            <text:p>Tln-2349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980.0">
            <text:p>998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71">
            <text:p>28.71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3036">
            <text:p>Tln-3036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5260.0">
            <text:p>5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0.540555270069583">
            <text:p>0.540555270069583</text:p>
          </table:table-cell>
          <table:table-cell office:value-type="float" office:value="0.5390732788777421">
            <text:p>0.5390732788777421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668">
            <text:p>Tln-2668</text:p>
          </table:table-cell>
          <table:table-cell office:value-type="float" office:value="59.47">
            <text:p>59.47</text:p>
          </table:table-cell>
          <table:table-cell office:value-type="float" office:value="24.98">
            <text:p>24.98</text:p>
          </table:table-cell>
          <table:table-cell office:value-type="float" office:value="7730.0">
            <text:p>77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9.73">
            <text:p>19.73</text:p>
          </table:table-cell>
          <table:table-cell office:value-type="float" office:value="1.2510395677195825">
            <text:p>1.2510395677195825</text:p>
          </table:table-cell>
          <table:table-cell office:value-type="float" office:value="1.2510395677195825">
            <text:p>1.2510395677195825</text:p>
          </table:table-cell>
          <table:table-cell office:value-type="string" office:value="Saarsetal2006,MuruEtal2017,RosentauEtal2021">
            <text:p>Saarsetal2006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